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0.1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C.A80:C.A89 C.B79:C.B79 C.B80:C.B89 C.D79:C.D79 C.D80:C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C.P44:C.Y45 C.O50:C.O50 C.P50:C.Y50 C.O48:C.O48 C.P48:C.Y48 C.O46:C.O46 C.P46:C.Y46 C.O47:C.O47 C.P47:C.Y47 C.O49:C.O49 C.P49:C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C.P53:C.Y54 C.O59:C.O59 C.P59:C.Y59 C.O57:C.O57 C.P57:C.Y57 C.O55:C.O55 C.P55:C.Y55 C.O56:C.O56 C.P56:C.Y56 C.O58:C.O58 C.P58:C.Y58 C.O60:C.O60 C.P60:C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21.34pt" svg:y="1128.27pt">
            <loext:p draw:notify-on-update-of-ranges="C.P68:C.Y68 C.O70:C.O70 C.P70:C.Y70 C.P68:C.Y68 C.O71:C.O71 C.P71:C.Y71 C.P68:C.Y68 C.O72:C.O72 C.P72:C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325.23pt" svg:y="1398.02pt">
            <loext:p draw:notify-on-update-of-ranges="C.P75:C.Y75 C.P75:C.Y75 C.O77:C.O77 C.P77:C.Y77 C.P84:C.Y84 C.P84:C.Y84 C.P75:C.Y75 C.O78:C.O78 C.P78:C.Y78 C.P85:C.Y85 C.P85:C.Y85 C.P75:C.Y75 C.O79:C.O79 C.P79:C.Y79 C.P86:C.Y86 C.P86:C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enstore-c-vs-ocaml" table:style-name="ta1">
        <table:shapes>
          <draw:frame draw:z-index="0" draw:style-name="gr1" draw:text-style-name="P1" svg:width="453.51pt" svg:height="255.09pt" svg:x="528.38pt" svg:y="399.57pt">
            <loext:p draw:notify-on-update-of-ranges="'xenstore-c-vs-ocaml'.A44:'xenstore-c-vs-ocaml'.A53 'xenstore-c-vs-ocaml'.G44:'xenstore-c-vs-ocaml'.G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17.88pt" svg:y="138.67pt">
            <loext:p draw:notify-on-update-of-ranges="'xenstore-c-vs-ocaml'.A44:'xenstore-c-vs-ocaml'.A53 'xenstore-c-vs-ocaml'.B42:'xenstore-c-vs-ocaml'.B42 'xenstore-c-vs-ocaml'.B44:'xenstore-c-vs-ocaml'.B53 'xenstore-c-vs-ocaml'.D42:'xenstore-c-vs-ocaml'.D42 'xenstore-c-vs-ocaml'.D44:'xenstore-c-vs-ocaml'.D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925.14pt" svg:y="82.32pt">
            <loext:p draw:notify-on-update-of-ranges="'xenstore-c-vs-ocaml'.A44:'xenstore-c-vs-ocaml'.A53 'xenstore-c-vs-ocaml'.B42:'xenstore-c-vs-ocaml'.B42 'xenstore-c-vs-ocaml'.B44:'xenstore-c-vs-ocaml'.B5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# 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Linux sonic 3.5.0-23-generic #35~precise1-Ubuntu SMP Fri Jan 25 17:13:26 UTC 2013 x86_64 x86_64 x86_64 GNU/Lin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EN_SRC_DIR=/root/popcorn-x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1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164" calcext:value-type="float">
            <text:p>232164</text:p>
          </table:table-cell>
          <table:table-cell office:value-type="float" office:value="7009681" calcext:value-type="float">
            <text:p>7009681</text:p>
          </table:table-cell>
          <table:table-cell office:value-type="float" office:value="195204" calcext:value-type="float">
            <text:p>195204</text:p>
          </table:table-cell>
          <table:table-cell office:value-type="float" office:value="6764607" calcext:value-type="float">
            <text:p>676460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835" calcext:value-type="float">
            <text:p>172835</text:p>
          </table:table-cell>
          <table:table-cell office:value-type="float" office:value="6879876" calcext:value-type="float">
            <text:p>6879876</text:p>
          </table:table-cell>
          <table:table-cell office:value-type="float" office:value="160423" calcext:value-type="float">
            <text:p>160423</text:p>
          </table:table-cell>
          <table:table-cell office:value-type="float" office:value="6928502" calcext:value-type="float">
            <text:p>69285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457" calcext:value-type="float">
            <text:p>178457</text:p>
          </table:table-cell>
          <table:table-cell office:value-type="float" office:value="6823088" calcext:value-type="float">
            <text:p>6823088</text:p>
          </table:table-cell>
          <table:table-cell office:value-type="float" office:value="162474" calcext:value-type="float">
            <text:p>162474</text:p>
          </table:table-cell>
          <table:table-cell office:value-type="float" office:value="6859068" calcext:value-type="float">
            <text:p>685906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56" calcext:value-type="float">
            <text:p>195956</text:p>
          </table:table-cell>
          <table:table-cell office:value-type="float" office:value="6784760" calcext:value-type="float">
            <text:p>6784760</text:p>
          </table:table-cell>
          <table:table-cell office:value-type="float" office:value="164466" calcext:value-type="float">
            <text:p>164466</text:p>
          </table:table-cell>
          <table:table-cell office:value-type="float" office:value="6774529" calcext:value-type="float">
            <text:p>6774529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691" calcext:value-type="float">
            <text:p>191691</text:p>
          </table:table-cell>
          <table:table-cell office:value-type="float" office:value="6774890" calcext:value-type="float">
            <text:p>6774890</text:p>
          </table:table-cell>
          <table:table-cell office:value-type="float" office:value="168302" calcext:value-type="float">
            <text:p>168302</text:p>
          </table:table-cell>
          <table:table-cell office:value-type="float" office:value="6774872" calcext:value-type="float">
            <text:p>677487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002" calcext:value-type="float">
            <text:p>212002</text:p>
          </table:table-cell>
          <table:table-cell office:value-type="float" office:value="6760485" calcext:value-type="float">
            <text:p>6760485</text:p>
          </table:table-cell>
          <table:table-cell office:value-type="float" office:value="187334" calcext:value-type="float">
            <text:p>187334</text:p>
          </table:table-cell>
          <table:table-cell office:value-type="float" office:value="6846201" calcext:value-type="float">
            <text:p>68462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6021" calcext:value-type="float">
            <text:p>276021</text:p>
          </table:table-cell>
          <table:table-cell office:value-type="float" office:value="6703091" calcext:value-type="float">
            <text:p>6703091</text:p>
          </table:table-cell>
          <table:table-cell office:value-type="float" office:value="235920" calcext:value-type="float">
            <text:p>235920</text:p>
          </table:table-cell>
          <table:table-cell office:value-type="float" office:value="6664919" calcext:value-type="float">
            <text:p>6664919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872" calcext:value-type="float">
            <text:p>500872</text:p>
          </table:table-cell>
          <table:table-cell office:value-type="float" office:value="6713143" calcext:value-type="float">
            <text:p>6713143</text:p>
          </table:table-cell>
          <table:table-cell office:value-type="float" office:value="555912" calcext:value-type="float">
            <text:p>555912</text:p>
          </table:table-cell>
          <table:table-cell office:value-type="float" office:value="6659234" calcext:value-type="float">
            <text:p>6659234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33539" calcext:value-type="float">
            <text:p>1233539</text:p>
          </table:table-cell>
          <table:table-cell office:value-type="float" office:value="6624794" calcext:value-type="float">
            <text:p>6624794</text:p>
          </table:table-cell>
          <table:table-cell office:value-type="float" office:value="1973161" calcext:value-type="float">
            <text:p>1973161</text:p>
          </table:table-cell>
          <table:table-cell office:value-type="float" office:value="6640320" calcext:value-type="float">
            <text:p>6640320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76344" calcext:value-type="float">
            <text:p>3976344</text:p>
          </table:table-cell>
          <table:table-cell office:value-type="float" office:value="6658914" calcext:value-type="float">
            <text:p>6658914</text:p>
          </table:table-cell>
          <table:table-cell office:value-type="float" office:value="6008283" calcext:value-type="float">
            <text:p>6008283</text:p>
          </table:table-cell>
          <table:table-cell office:value-type="float" office:value="6615478" calcext:value-type="float">
            <text:p>6615478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2"/>
          <table:table-cell office:value-type="string" calcext:value-type="string">
            <text:p>ocaml vs C baseline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0]/1000000" office:value-type="float" office:value="0.232164" calcext:value-type="float">
            <text:p>0.232164</text:p>
          </table:table-cell>
          <table:table-cell office:value-type="float" office:value="7483702" calcext:value-type="float">
            <text:p>7483702</text:p>
          </table:table-cell>
          <table:table-cell table:formula="of:=[.D30]/1000000" office:value-type="float" office:value="0.195204" calcext:value-type="float">
            <text:p>0.195204</text:p>
          </table:table-cell>
          <table:table-cell office:value-type="float" office:value="7544534" calcext:value-type="float">
            <text:p>7544534</text:p>
          </table:table-cell>
          <table:table-cell/>
          <table:table-cell table:formula="of:=[.D44]/[.B44] - 1" office:value-type="float" office:value="-0.159197808445754" calcext:value-type="float">
            <text:p>-0.159197808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/1000000" office:value-type="float" office:value="0.172835" calcext:value-type="float">
            <text:p>0.172835</text:p>
          </table:table-cell>
          <table:table-cell office:value-type="float" office:value="7845707" calcext:value-type="float">
            <text:p>7845707</text:p>
          </table:table-cell>
          <table:table-cell table:formula="of:=[.D31]/1000000" office:value-type="float" office:value="0.160423" calcext:value-type="float">
            <text:p>0.160423</text:p>
          </table:table-cell>
          <table:table-cell office:value-type="float" office:value="7711056" calcext:value-type="float">
            <text:p>7711056</text:p>
          </table:table-cell>
          <table:table-cell/>
          <table:table-cell table:formula="of:=[.D45]/[.B45] - 1" office:value-type="float" office:value="-0.0718141580119767" calcext:value-type="float">
            <text:p>-0.07181415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2]/1000000" office:value-type="float" office:value="0.178457" calcext:value-type="float">
            <text:p>0.178457</text:p>
          </table:table-cell>
          <table:table-cell office:value-type="float" office:value="7609657" calcext:value-type="float">
            <text:p>7609657</text:p>
          </table:table-cell>
          <table:table-cell table:formula="of:=[.D32]/1000000" office:value-type="float" office:value="0.162474" calcext:value-type="float">
            <text:p>0.162474</text:p>
          </table:table-cell>
          <table:table-cell office:value-type="float" office:value="7539146" calcext:value-type="float">
            <text:p>7539146</text:p>
          </table:table-cell>
          <table:table-cell/>
          <table:table-cell table:formula="of:=[.D46]/[.B46] - 1" office:value-type="float" office:value="-0.0895621914522826" calcext:value-type="float">
            <text:p>-0.08956219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3]/1000000" office:value-type="float" office:value="0.195956" calcext:value-type="float">
            <text:p>0.195956</text:p>
          </table:table-cell>
          <table:table-cell office:value-type="float" office:value="7701414" calcext:value-type="float">
            <text:p>7701414</text:p>
          </table:table-cell>
          <table:table-cell table:formula="of:=[.D33]/1000000" office:value-type="float" office:value="0.164466" calcext:value-type="float">
            <text:p>0.164466</text:p>
          </table:table-cell>
          <table:table-cell office:value-type="float" office:value="7544651" calcext:value-type="float">
            <text:p>7544651</text:p>
          </table:table-cell>
          <table:table-cell/>
          <table:table-cell table:formula="of:=[.D47]/[.B47] - 1" office:value-type="float" office:value="-0.160699340668313" calcext:value-type="float">
            <text:p>-0.160699340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/1000000" office:value-type="float" office:value="0.191691" calcext:value-type="float">
            <text:p>0.191691</text:p>
          </table:table-cell>
          <table:table-cell office:value-type="float" office:value="7468031" calcext:value-type="float">
            <text:p>7468031</text:p>
          </table:table-cell>
          <table:table-cell table:formula="of:=[.D34]/1000000" office:value-type="float" office:value="0.168302" calcext:value-type="float">
            <text:p>0.168302</text:p>
          </table:table-cell>
          <table:table-cell office:value-type="float" office:value="7460610" calcext:value-type="float">
            <text:p>7460610</text:p>
          </table:table-cell>
          <table:table-cell/>
          <table:table-cell table:formula="of:=[.D48]/[.B48] - 1" office:value-type="float" office:value="-0.12201407473486" calcext:value-type="float">
            <text:p>-0.122014074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5]/1000000" office:value-type="float" office:value="0.212002" calcext:value-type="float">
            <text:p>0.212002</text:p>
          </table:table-cell>
          <table:table-cell office:value-type="float" office:value="7574784" calcext:value-type="float">
            <text:p>7574784</text:p>
          </table:table-cell>
          <table:table-cell table:formula="of:=[.D35]/1000000" office:value-type="float" office:value="0.187334" calcext:value-type="float">
            <text:p>0.187334</text:p>
          </table:table-cell>
          <table:table-cell office:value-type="float" office:value="7293834" calcext:value-type="float">
            <text:p>7293834</text:p>
          </table:table-cell>
          <table:table-cell/>
          <table:table-cell table:formula="of:=[.D49]/[.B49] - 1" office:value-type="float" office:value="-0.116357392854784" calcext:value-type="float">
            <text:p>-0.116357392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6]/1000000" office:value-type="float" office:value="0.276021" calcext:value-type="float">
            <text:p>0.276021</text:p>
          </table:table-cell>
          <table:table-cell office:value-type="float" office:value="7470720" calcext:value-type="float">
            <text:p>7470720</text:p>
          </table:table-cell>
          <table:table-cell table:formula="of:=[.D36]/1000000" office:value-type="float" office:value="0.23592" calcext:value-type="float">
            <text:p>0.23592</text:p>
          </table:table-cell>
          <table:table-cell office:value-type="float" office:value="7424751" calcext:value-type="float">
            <text:p>7424751</text:p>
          </table:table-cell>
          <table:table-cell/>
          <table:table-cell table:formula="of:=[.D50]/[.B50] - 1" office:value-type="float" office:value="-0.145282424163379" calcext:value-type="float">
            <text:p>-0.1452824242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7]/1000000" office:value-type="float" office:value="0.500872" calcext:value-type="float">
            <text:p>0.500872</text:p>
          </table:table-cell>
          <table:table-cell office:value-type="float" office:value="7483224" calcext:value-type="float">
            <text:p>7483224</text:p>
          </table:table-cell>
          <table:table-cell table:formula="of:=[.D37]/1000000" office:value-type="float" office:value="0.555912" calcext:value-type="float">
            <text:p>0.555912</text:p>
          </table:table-cell>
          <table:table-cell office:value-type="float" office:value="7363967" calcext:value-type="float">
            <text:p>7363967</text:p>
          </table:table-cell>
          <table:table-cell/>
          <table:table-cell table:formula="of:=[.D51]/[.B51] - 1" office:value-type="float" office:value="0.109888354709387" calcext:value-type="float">
            <text:p>0.1098883547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38]/1000000" office:value-type="float" office:value="1.233539" calcext:value-type="float">
            <text:p>1.233539</text:p>
          </table:table-cell>
          <table:table-cell office:value-type="float" office:value="7323536" calcext:value-type="float">
            <text:p>7323536</text:p>
          </table:table-cell>
          <table:table-cell table:formula="of:=[.D38]/1000000" office:value-type="float" office:value="1.973161" calcext:value-type="float">
            <text:p>1.973161</text:p>
          </table:table-cell>
          <table:table-cell office:value-type="float" office:value="7318357" calcext:value-type="float">
            <text:p>7318357</text:p>
          </table:table-cell>
          <table:table-cell/>
          <table:table-cell table:formula="of:=[.D52]/[.B52] - 1" office:value-type="float" office:value="0.599593527241539" calcext:value-type="float">
            <text:p>0.5995935272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9]/1000000" office:value-type="float" office:value="3.976344" calcext:value-type="float">
            <text:p>3.976344</text:p>
          </table:table-cell>
          <table:table-cell office:value-type="float" office:value="7339345" calcext:value-type="float">
            <text:p>7339345</text:p>
          </table:table-cell>
          <table:table-cell table:formula="of:=[.D39]/1000000" office:value-type="float" office:value="6.008283" calcext:value-type="float">
            <text:p>6.008283</text:p>
          </table:table-cell>
          <table:table-cell office:value-type="float" office:value="7316614" calcext:value-type="float">
            <text:p>7316614</text:p>
          </table:table-cell>
          <table:table-cell/>
          <table:table-cell table:formula="of:=[.D53]/[.B53] - 1" office:value-type="float" office:value="0.511006844478244" calcext:value-type="float">
            <text:p>0.5110068445</text:p>
          </table:table-cell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</table:table-row>
      </table:table>
      <table:table table:name="no-daemon" table:style-name="ta1">
        <table:shapes>
          <draw:frame draw:z-index="0" draw:style-name="gr1" draw:text-style-name="P1" svg:width="453.51pt" svg:height="255.09pt" svg:x="596.1pt" svg:y="189.24pt">
            <loext:p draw:notify-on-update-of-ranges="'no-daemon'.A23:'no-daemon'.A32 'no-daemon'.A23:'no-daemon'.A32 'no-daemon'.A1:'no-daemon'.A1 'no-daemon'.B23:'no-daemon'.B32 'no-daemon'.A23:'no-daemon'.A32 'no-daemon'.F1:'no-daemon'.F1 'no-daemon'.G23:'no-daemon'.G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With daemon</text:p>
          </table:table-cell>
          <table:table-cell table:number-columns-repeated="4"/>
          <table:table-cell office:value-type="string" calcext:value-type="string">
            <text:p>without daemon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 Linux sonic 4.2.0-27-generic #32~14.04.1-Ubuntu SMP Fri Jan 22 15:32:26 UTC 2016 x86_64 x86_64 x86_64 GNU/Linux</text:p>
          </table:table-cell>
          <table:table-cell table:number-columns-repeated="4"/>
          <table:table-cell office:value-type="string" calcext:value-type="string">
            <text:p># Linux sonic 4.2.0-27-generic #32~14.04.1-Ubuntu SMP Fri Jan 22 15:32:26 UTC 2016 x86_64 x86_64 x86_64 GNU/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4"/>
          <table:table-cell office:value-type="string" calcext:value-type="string">
            <text:p># PRINT_CONFIG=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4"/>
          <table:table-cell office:value-type="string" calcext:value-type="string">
            <text:p># CURRENTLY_RUNNING=0 2 4 8 16 32 64 128 256 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XEN_SRC_DIR=/root/xen-install/xen/</text:p>
          </table:table-cell>
          <table:table-cell table:number-columns-repeated="4"/>
          <table:table-cell office:value-type="string" calcext:value-type="string">
            <text:p># XEN_SRC_DIR=/root/xen-install/xe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4"/>
          <table:table-cell office:value-type="string" calcext:value-type="string">
            <text:p># OUTPUT_FILE=./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4"/>
          <table:table-cell office:value-type="string" calcext:value-type="string">
            <text:p># RUNNING_UK=unikernels/background-idle/mini-os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4"/>
          <table:table-cell office:value-type="string" calcext:value-type="string">
            <text:p># MEASURED_UK=unikernels/measured/mini-os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4"/>
          <table:table-cell office:value-type="string" calcext:value-type="string">
            <text:p># XS_TRACEFILE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4"/>
          <table:table-cell office:value-type="string" calcext:value-type="string">
            <text:p># UK_MEMORY=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4"/>
          <table:table-cell office:value-type="string" calcext:value-type="string">
            <text:p># CHRONO=tools/chrono/chronoqu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4"/>
          <table:table-cell office:value-type="string" calcext:value-type="string">
            <text:p># SAFETYSLEEP=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4"/>
          <table:table-cell office:value-type="string" calcext:value-type="string">
            <text:p># PINNING_M=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4"/>
          <table:table-cell office:value-type="string" calcext:value-type="string">
            <text:p># PINNING_BG=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4"/>
          <table:table-cell office:value-type="string" calcext:value-type="string">
            <text:p># PINNING_BGRR_FIRST=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4"/>
          <table:table-cell office:value-type="string" calcext:value-type="string">
            <text:p># PINNING_BGRR_LAST=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4"/>
          <table:table-cell office:value-type="string" calcext:value-type="string">
            <text:p># BG_BASENAME=mini-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4"/>
          <table:table-cell office:value-type="string" calcext:value-type="string">
            <text:p># TMPDIR=./.t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4"/>
          <table:table-cell office:value-type="string" calcext:value-type="string">
            <text:p># TMPCLEAR=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4"/>
          <table:table-cell office:value-type="string" calcext:value-type="string">
            <text:p># XS_RESULT=/test/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4"/>
          <table:table-cell office:value-type="string" calcext:value-type="string">
            <text:p># -------------------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805" calcext:value-type="float">
            <text:p>92805</text:p>
          </table:table-cell>
          <table:table-cell office:value-type="float" office:value="6636664" calcext:value-type="float">
            <text:p>66366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527" calcext:value-type="float">
            <text:p>118527</text:p>
          </table:table-cell>
          <table:table-cell office:value-type="float" office:value="6498268" calcext:value-type="float">
            <text:p>6498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789" calcext:value-type="float">
            <text:p>94789</text:p>
          </table:table-cell>
          <table:table-cell office:value-type="float" office:value="6765914" calcext:value-type="float">
            <text:p>67659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9404" calcext:value-type="float">
            <text:p>119404</text:p>
          </table:table-cell>
          <table:table-cell office:value-type="float" office:value="6541894" calcext:value-type="float">
            <text:p>6541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888" calcext:value-type="float">
            <text:p>96888</text:p>
          </table:table-cell>
          <table:table-cell office:value-type="float" office:value="6610638" calcext:value-type="float">
            <text:p>66106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8950" calcext:value-type="float">
            <text:p>118950</text:p>
          </table:table-cell>
          <table:table-cell office:value-type="float" office:value="6485471" calcext:value-type="float">
            <text:p>6485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207" calcext:value-type="float">
            <text:p>101207</text:p>
          </table:table-cell>
          <table:table-cell office:value-type="float" office:value="6620064" calcext:value-type="float">
            <text:p>66200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8331" calcext:value-type="float">
            <text:p>118331</text:p>
          </table:table-cell>
          <table:table-cell office:value-type="float" office:value="6473578" calcext:value-type="float">
            <text:p>64735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497" calcext:value-type="float">
            <text:p>109497</text:p>
          </table:table-cell>
          <table:table-cell office:value-type="float" office:value="6555620" calcext:value-type="float">
            <text:p>655562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0441" calcext:value-type="float">
            <text:p>120441</text:p>
          </table:table-cell>
          <table:table-cell office:value-type="float" office:value="6477186" calcext:value-type="float">
            <text:p>6477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08" calcext:value-type="float">
            <text:p>131008</text:p>
          </table:table-cell>
          <table:table-cell office:value-type="float" office:value="6539623" calcext:value-type="float">
            <text:p>65396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5575" calcext:value-type="float">
            <text:p>135575</text:p>
          </table:table-cell>
          <table:table-cell office:value-type="float" office:value="6489429" calcext:value-type="float">
            <text:p>64894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979" calcext:value-type="float">
            <text:p>193979</text:p>
          </table:table-cell>
          <table:table-cell office:value-type="float" office:value="6485203" calcext:value-type="float">
            <text:p>648520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52625" calcext:value-type="float">
            <text:p>152625</text:p>
          </table:table-cell>
          <table:table-cell office:value-type="float" office:value="6465884" calcext:value-type="float">
            <text:p>6465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3020" calcext:value-type="float">
            <text:p>413020</text:p>
          </table:table-cell>
          <table:table-cell office:value-type="float" office:value="6542909" calcext:value-type="float">
            <text:p>654290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29396" calcext:value-type="float">
            <text:p>229396</text:p>
          </table:table-cell>
          <table:table-cell office:value-type="float" office:value="6398004" calcext:value-type="float">
            <text:p>63980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41935" calcext:value-type="float">
            <text:p>1141935</text:p>
          </table:table-cell>
          <table:table-cell office:value-type="float" office:value="6467312" calcext:value-type="float">
            <text:p>646731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59622" calcext:value-type="float">
            <text:p>459622</text:p>
          </table:table-cell>
          <table:table-cell office:value-type="float" office:value="6601011" calcext:value-type="float">
            <text:p>66010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39609" calcext:value-type="float">
            <text:p>3739609</text:p>
          </table:table-cell>
          <table:table-cell office:value-type="float" office:value="6400071" calcext:value-type="float">
            <text:p>640007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229612" calcext:value-type="float">
            <text:p>1229612</text:p>
          </table:table-cell>
          <table:table-cell office:value-type="float" office:value="6504907" calcext:value-type="float">
            <text:p>6504907</text:p>
          </table:table-cell>
        </table:table-row>
      </table:table>
      <table:table table:name="xenstore-benchmark" table:style-name="ta1">
        <office:forms form:automatic-focus="false" form:apply-design-mode="false"/>
        <table:shapes>
          <draw:frame draw:z-index="0" draw:style-name="gr1" draw:text-style-name="P1" svg:width="789.39pt" svg:height="444.02pt" svg:x="62.9pt" svg:y="418.22pt">
            <loext:p draw:notify-on-update-of-ranges="'xenstore-benchmark'.A6:'xenstore-benchmark'.A16 'xenstore-benchmark'.B5:'xenstore-benchmark'.B5 'xenstore-benchmark'.B6:'xenstore-benchmark'.B16 'xenstore-benchmark'.G5:'xenstore-benchmark'.G5 'xenstore-benchmark'.G6:'xenstore-benchmark'.G16 'xenstore-benchmark'.L5:'xenstore-benchmark'.L5 'xenstore-benchmark'.L6:'xenstore-benchmark'.L16 'xenstore-benchmark'.C5:'xenstore-benchmark'.C5 'xenstore-benchmark'.C6:'xenstore-benchmark'.C16 'xenstore-benchmark'.H5:'xenstore-benchmark'.H5 'xenstore-benchmark'.H6:'xenstore-benchmark'.H16 'xenstore-benchmark'.M5:'xenstore-benchmark'.M5 'xenstore-benchmark'.M6:'xenstore-benchmark'.M16 'xenstore-benchmark'.D5:'xenstore-benchmark'.D5 'xenstore-benchmark'.D6:'xenstore-benchmark'.D16 'xenstore-benchmark'.I5:'xenstore-benchmark'.I5 'xenstore-benchmark'.I6:'xenstore-benchmark'.I16 'xenstore-benchmark'.N5:'xenstore-benchmark'.N5 'xenstore-benchmark'.N6:'xenstore-benchmark'.N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/>
            <text:p># This is a comment</text:p>
            <text:p>print_config 0</text:p>
            <text:p>connection_num 0</text:p>
            <text:p>xs_read 500</text:p>
            <text:p>xs_write 500</text:p>
            <text:p/>
            <text:p>xs_close 0 </text:p>
            <text:p>xs_open 0</text:p>
            <text:p/>
            <text:p>xs_get_domain_path 500</text:p>
            <text:p>xs_set_permission 0</text:p>
            <text:p/>
            <text:p>repeat 10</text:p>
            <text:p>req_size 32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MIRAGE</text:p>
          </table:table-cell>
          <table:table-cell table:number-columns-repeated="4"/>
          <table:table-cell office:value-type="string" calcext:value-type="string">
            <text:p>OCA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connections</text:p>
          </table:table-cell>
          <table:table-cell office:value-type="string" calcext:value-type="string">
            <text:p>C-read</text:p>
          </table:table-cell>
          <table:table-cell office:value-type="string" calcext:value-type="string">
            <text:p>C-write</text:p>
          </table:table-cell>
          <table:table-cell office:value-type="string" calcext:value-type="string">
            <text:p>C-get_domain_path</text:p>
          </table:table-cell>
          <table:table-cell/>
          <table:table-cell office:value-type="string" calcext:value-type="string">
            <text:p>#connections</text:p>
          </table:table-cell>
          <table:table-cell office:value-type="string" calcext:value-type="string">
            <text:p>M-read</text:p>
          </table:table-cell>
          <table:table-cell office:value-type="string" calcext:value-type="string">
            <text:p>M-write</text:p>
          </table:table-cell>
          <table:table-cell office:value-type="string" calcext:value-type="string">
            <text:p>M-get_domain_path</text:p>
          </table:table-cell>
          <table:table-cell/>
          <table:table-cell office:value-type="string" calcext:value-type="string">
            <text:p>#connections</text:p>
          </table:table-cell>
          <table:table-cell office:value-type="string" calcext:value-type="string">
            <text:p>O-read</text:p>
          </table:table-cell>
          <table:table-cell office:value-type="string" calcext:value-type="string">
            <text:p>O-write</text:p>
          </table:table-cell>
          <table:table-cell office:value-type="string" calcext:value-type="string">
            <text:p>O-get_domain_p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75.4" calcext:value-type="float">
            <text:p>46675.4</text:p>
          </table:table-cell>
          <table:table-cell office:value-type="float" office:value="69832.2" calcext:value-type="float">
            <text:p>69832.2</text:p>
          </table:table-cell>
          <table:table-cell office:value-type="float" office:value="38763.1" calcext:value-type="float">
            <text:p>3876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869.2" calcext:value-type="float">
            <text:p>434869.2</text:p>
          </table:table-cell>
          <table:table-cell office:value-type="float" office:value="453650.1" calcext:value-type="float">
            <text:p>453650.1</text:p>
          </table:table-cell>
          <table:table-cell office:value-type="float" office:value="102415.6" calcext:value-type="float">
            <text:p>10241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599.7" calcext:value-type="float">
            <text:p>47599.7</text:p>
          </table:table-cell>
          <table:table-cell office:value-type="float" office:value="55758.1" calcext:value-type="float">
            <text:p>55758.1</text:p>
          </table:table-cell>
          <table:table-cell office:value-type="float" office:value="46899.1" calcext:value-type="float">
            <text:p>46899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50.2" calcext:value-type="float">
            <text:p>47050.2</text:p>
          </table:table-cell>
          <table:table-cell office:value-type="float" office:value="63587.8" calcext:value-type="float">
            <text:p>63587.8</text:p>
          </table:table-cell>
          <table:table-cell office:value-type="float" office:value="40019.7" calcext:value-type="float">
            <text:p>40019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0466.7" calcext:value-type="float">
            <text:p>440466.7</text:p>
          </table:table-cell>
          <table:table-cell office:value-type="float" office:value="455514.7" calcext:value-type="float">
            <text:p>455514.7</text:p>
          </table:table-cell>
          <table:table-cell office:value-type="float" office:value="104651.9" calcext:value-type="float">
            <text:p>104651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509.2" calcext:value-type="float">
            <text:p>50509.2</text:p>
          </table:table-cell>
          <table:table-cell office:value-type="float" office:value="59340.9" calcext:value-type="float">
            <text:p>59340.9</text:p>
          </table:table-cell>
          <table:table-cell office:value-type="float" office:value="48580" calcext:value-type="float">
            <text:p>48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799" calcext:value-type="float">
            <text:p>49799</text:p>
          </table:table-cell>
          <table:table-cell office:value-type="float" office:value="67733.3" calcext:value-type="float">
            <text:p>67733.3</text:p>
          </table:table-cell>
          <table:table-cell office:value-type="float" office:value="41700.8" calcext:value-type="float">
            <text:p>4170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9120.9" calcext:value-type="float">
            <text:p>449120.9</text:p>
          </table:table-cell>
          <table:table-cell office:value-type="float" office:value="461166.6" calcext:value-type="float">
            <text:p>461166.6</text:p>
          </table:table-cell>
          <table:table-cell office:value-type="float" office:value="102396.9" calcext:value-type="float">
            <text:p>102396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994.1" calcext:value-type="float">
            <text:p>47994.1</text:p>
          </table:table-cell>
          <table:table-cell office:value-type="float" office:value="58632" calcext:value-type="float">
            <text:p>58632</text:p>
          </table:table-cell>
          <table:table-cell office:value-type="float" office:value="48086" calcext:value-type="float">
            <text:p>48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240.2" calcext:value-type="float">
            <text:p>46240.2</text:p>
          </table:table-cell>
          <table:table-cell office:value-type="float" office:value="65002" calcext:value-type="float">
            <text:p>65002</text:p>
          </table:table-cell>
          <table:table-cell office:value-type="float" office:value="40318.9" calcext:value-type="float">
            <text:p>40318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2332.6" calcext:value-type="float">
            <text:p>432332.6</text:p>
          </table:table-cell>
          <table:table-cell office:value-type="float" office:value="455201.2" calcext:value-type="float">
            <text:p>455201.2</text:p>
          </table:table-cell>
          <table:table-cell office:value-type="float" office:value="111271.8" calcext:value-type="float">
            <text:p>111271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150.7" calcext:value-type="float">
            <text:p>52150.7</text:p>
          </table:table-cell>
          <table:table-cell office:value-type="float" office:value="62516" calcext:value-type="float">
            <text:p>62516</text:p>
          </table:table-cell>
          <table:table-cell office:value-type="float" office:value="50487.5" calcext:value-type="float">
            <text:p>50487.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7044.4" calcext:value-type="float">
            <text:p>57044.4</text:p>
          </table:table-cell>
          <table:table-cell office:value-type="float" office:value="71824.9" calcext:value-type="float">
            <text:p>71824.9</text:p>
          </table:table-cell>
          <table:table-cell office:value-type="float" office:value="47955.3" calcext:value-type="float">
            <text:p>47955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6438.2" calcext:value-type="float">
            <text:p>436438.2</text:p>
          </table:table-cell>
          <table:table-cell office:value-type="float" office:value="434917.2" calcext:value-type="float">
            <text:p>434917.2</text:p>
          </table:table-cell>
          <table:table-cell office:value-type="float" office:value="102731.6" calcext:value-type="float">
            <text:p>102731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4577" calcext:value-type="float">
            <text:p>54577</text:p>
          </table:table-cell>
          <table:table-cell office:value-type="float" office:value="63379.8" calcext:value-type="float">
            <text:p>63379.8</text:p>
          </table:table-cell>
          <table:table-cell office:value-type="float" office:value="54061.9" calcext:value-type="float">
            <text:p>54061.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2385.6" calcext:value-type="float">
            <text:p>62385.6</text:p>
          </table:table-cell>
          <table:table-cell office:value-type="float" office:value="73783.8" calcext:value-type="float">
            <text:p>73783.8</text:p>
          </table:table-cell>
          <table:table-cell office:value-type="float" office:value="56472.9" calcext:value-type="float">
            <text:p>5647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3843.6" calcext:value-type="float">
            <text:p>443843.6</text:p>
          </table:table-cell>
          <table:table-cell office:value-type="float" office:value="455528.4" calcext:value-type="float">
            <text:p>455528.4</text:p>
          </table:table-cell>
          <table:table-cell office:value-type="float" office:value="105612.1" calcext:value-type="float">
            <text:p>10561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403.7" calcext:value-type="float">
            <text:p>58403.7</text:p>
          </table:table-cell>
          <table:table-cell office:value-type="float" office:value="69127.6" calcext:value-type="float">
            <text:p>69127.6</text:p>
          </table:table-cell>
          <table:table-cell office:value-type="float" office:value="58217.9" calcext:value-type="float">
            <text:p>58217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538.4" calcext:value-type="float">
            <text:p>73538.4</text:p>
          </table:table-cell>
          <table:table-cell office:value-type="float" office:value="89223.1" calcext:value-type="float">
            <text:p>89223.1</text:p>
          </table:table-cell>
          <table:table-cell office:value-type="float" office:value="63879.4" calcext:value-type="float">
            <text:p>63879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32689.4" calcext:value-type="float">
            <text:p>432689.4</text:p>
          </table:table-cell>
          <table:table-cell office:value-type="float" office:value="464022.8" calcext:value-type="float">
            <text:p>464022.8</text:p>
          </table:table-cell>
          <table:table-cell office:value-type="float" office:value="105199.2" calcext:value-type="float">
            <text:p>105199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3697.4" calcext:value-type="float">
            <text:p>53697.4</text:p>
          </table:table-cell>
          <table:table-cell office:value-type="float" office:value="64847.6" calcext:value-type="float">
            <text:p>64847.6</text:p>
          </table:table-cell>
          <table:table-cell office:value-type="float" office:value="55761.4" calcext:value-type="float">
            <text:p>55761.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499.3" calcext:value-type="float">
            <text:p>94499.3</text:p>
          </table:table-cell>
          <table:table-cell office:value-type="float" office:value="98932" calcext:value-type="float">
            <text:p>98932</text:p>
          </table:table-cell>
          <table:table-cell office:value-type="float" office:value="86789.6" calcext:value-type="float">
            <text:p>86789.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36357.5" calcext:value-type="float">
            <text:p>436357.5</text:p>
          </table:table-cell>
          <table:table-cell office:value-type="float" office:value="464362.4" calcext:value-type="float">
            <text:p>464362.4</text:p>
          </table:table-cell>
          <table:table-cell office:value-type="float" office:value="108932.8" calcext:value-type="float">
            <text:p>108932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690.8" calcext:value-type="float">
            <text:p>79690.8</text:p>
          </table:table-cell>
          <table:table-cell office:value-type="float" office:value="88747.3" calcext:value-type="float">
            <text:p>88747.3</text:p>
          </table:table-cell>
          <table:table-cell office:value-type="float" office:value="80502.1" calcext:value-type="float">
            <text:p>80502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003.6" calcext:value-type="float">
            <text:p>127003.6</text:p>
          </table:table-cell>
          <table:table-cell office:value-type="float" office:value="140922.5" calcext:value-type="float">
            <text:p>140922.5</text:p>
          </table:table-cell>
          <table:table-cell office:value-type="float" office:value="120831" calcext:value-type="float">
            <text:p>1208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63004.4" calcext:value-type="float">
            <text:p>463004.4</text:p>
          </table:table-cell>
          <table:table-cell office:value-type="float" office:value="476219.3" calcext:value-type="float">
            <text:p>476219.3</text:p>
          </table:table-cell>
          <table:table-cell office:value-type="float" office:value="113707.6" calcext:value-type="float">
            <text:p>113707.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1381.9" calcext:value-type="float">
            <text:p>131381.9</text:p>
          </table:table-cell>
          <table:table-cell office:value-type="float" office:value="141944.5" calcext:value-type="float">
            <text:p>141944.5</text:p>
          </table:table-cell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4476.2" calcext:value-type="float">
            <text:p>214476.2</text:p>
          </table:table-cell>
          <table:table-cell office:value-type="float" office:value="228035.9" calcext:value-type="float">
            <text:p>228035.9</text:p>
          </table:table-cell>
          <table:table-cell office:value-type="float" office:value="205946.6" calcext:value-type="float">
            <text:p>205946.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86490.2" calcext:value-type="float">
            <text:p>486490.2</text:p>
          </table:table-cell>
          <table:table-cell office:value-type="float" office:value="474329.4" calcext:value-type="float">
            <text:p>474329.4</text:p>
          </table:table-cell>
          <table:table-cell office:value-type="float" office:value="127046.4" calcext:value-type="float">
            <text:p>127046.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61823.9" calcext:value-type="float">
            <text:p>361823.9</text:p>
          </table:table-cell>
          <table:table-cell office:value-type="float" office:value="371028.9" calcext:value-type="float">
            <text:p>371028.9</text:p>
          </table:table-cell>
          <table:table-cell office:value-type="float" office:value="359537.2" calcext:value-type="float">
            <text:p>359537.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8793" calcext:value-type="float">
            <text:p>378793</text:p>
          </table:table-cell>
          <table:table-cell office:value-type="float" office:value="398978.2" calcext:value-type="float">
            <text:p>398978.2</text:p>
          </table:table-cell>
          <table:table-cell office:value-type="float" office:value="369307.9" calcext:value-type="float">
            <text:p>369307.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09887.8" calcext:value-type="float">
            <text:p>509887.8</text:p>
          </table:table-cell>
          <table:table-cell office:value-type="float" office:value="503429.9" calcext:value-type="float">
            <text:p>503429.9</text:p>
          </table:table-cell>
          <table:table-cell office:value-type="float" office:value="154999.8" calcext:value-type="float">
            <text:p>154999.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95056.8" calcext:value-type="float">
            <text:p>795056.8</text:p>
          </table:table-cell>
          <table:table-cell office:value-type="float" office:value="809063.3" calcext:value-type="float">
            <text:p>809063.3</text:p>
          </table:table-cell>
          <table:table-cell office:value-type="float" office:value="797099.5" calcext:value-type="float">
            <text:p>797099.5</text:p>
          </table:table-cell>
        </table:table-row>
      </table:table>
      <table:named-expressions/>
      <table:database-ranges>
        <table:database-range table:name="__Anonymous_Sheet_DB__0" table:target-range-address="C.A4:C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4:59:25.447294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09-22T14:40:01.435181929</dc:date>
    <dc:creator>Pierre Olivier</dc:creator>
    <meta:editing-duration>P1DT3H1M46S</meta:editing-duration>
    <meta:editing-cycles>108</meta:editing-cycles>
    <meta:generator>LibreOffice/5.1.4.2$Linux_X86_64 LibreOffice_project/10m0$Build-2</meta:generator>
    <meta:document-statistic meta:table-count="4" meta:cell-count="178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C.A80:C.B89 C.A79:C.B79 C.D79:C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C.B80:C.B89" chart:label-cell-address="C.B79:C.B79" chart:class="chart:bar">
            <chart:data-point chart:repeated="10"/>
          </chart:series>
          <chart:series chart:style-name="ch11" chart:values-cell-range-address="C.D80:C.D89" chart:label-cell-address="C.D79:C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C.B79:C.B79</svg:desc>
                </draw:g>
              </table:table-cell>
              <table:table-cell office:value-type="string">
                <text:p>Rest of the boot process (s)</text:p>
                <draw:g>
                  <svg:desc>C.D79:C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0.038792">
                <text:p>0.038792</text:p>
                <draw:g>
                  <svg:desc>C.B80:C.B89</svg:desc>
                </draw:g>
              </table:table-cell>
              <table:table-cell office:value-type="float" office:value="0.190097">
                <text:p>0.190097</text:p>
                <draw:g>
                  <svg:desc>C.D80:C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849cm" svg:height="15.665cm" xlink:href=".." xlink:type="simple" chart:class="chart:bar" chart:column-mapping="0 3 6 1 4 7 2 5 8" chart:style-name="ch1">
        <chart:title svg:x="8.496cm" svg:y="0.449cm" chart:style-name="ch2">
          <text:p>Xenstore benchmark: Background connections impact</text:p>
        </chart:title>
        <chart:legend chart:legend-position="end" svg:x="24.078cm" svg:y="5.541cm" style:legend-expansion="high" chart:style-name="ch3"/>
        <chart:plot-area chart:style-name="ch4" table:cell-range-address="'xenstore-benchmark'.A6:'xenstore-benchmark'.D16 'xenstore-benchmark'.A5:'xenstore-benchmark'.D5 'xenstore-benchmark'.G5:'xenstore-benchmark'.I16 'xenstore-benchmark'.L5:'xenstore-benchmark'.N16" chart:data-source-has-labels="both" svg:x="1.567cm" svg:y="1.541cm" svg:width="21.955cm" svg:height="12.83cm">
          <chartooo:coordinate-region svg:x="2.929cm" svg:y="1.74cm" svg:width="20.593cm" svg:height="11.984cm"/>
          <chart:axis chart:dimension="x" chart:name="primary-x" chart:style-name="ch5" chartooo:axis-type="auto">
            <chartooo:date-scale/>
            <chart:title svg:x="10.397cm" svg:y="14.684cm" chart:style-name="ch6">
              <text:p>Background idle connections</text:p>
            </chart:title>
            <chart:categories table:cell-range-address="'xenstore-benchmark'.A6:'xenstore-benchmark'.A16"/>
          </chart:axis>
          <chart:axis chart:dimension="y" chart:name="primary-y" chart:style-name="ch7">
            <chart:title svg:x="0.451cm" svg:y="10.91cm" chart:style-name="ch8">
              <text:p>Time to perform 500 operations in a loop</text:p>
            </chart:title>
            <chart:grid chart:style-name="ch9" chart:class="major"/>
          </chart:axis>
          <chart:series chart:style-name="ch10" chart:values-cell-range-address="'xenstore-benchmark'.B6:'xenstore-benchmark'.B16" chart:label-cell-address="'xenstore-benchmark'.B5:'xenstore-benchmark'.B5" chart:class="chart:bar">
            <chart:data-point chart:repeated="11"/>
          </chart:series>
          <chart:series chart:style-name="ch11" chart:values-cell-range-address="'xenstore-benchmark'.G6:'xenstore-benchmark'.G16" chart:label-cell-address="'xenstore-benchmark'.G5:'xenstore-benchmark'.G5" chart:class="chart:bar">
            <chart:data-point chart:repeated="11"/>
          </chart:series>
          <chart:series chart:style-name="ch12" chart:values-cell-range-address="'xenstore-benchmark'.L6:'xenstore-benchmark'.L16" chart:label-cell-address="'xenstore-benchmark'.L5:'xenstore-benchmark'.L5" chart:class="chart:bar">
            <chart:data-point chart:repeated="11"/>
          </chart:series>
          <chart:series chart:style-name="ch13" chart:values-cell-range-address="'xenstore-benchmark'.C6:'xenstore-benchmark'.C16" chart:label-cell-address="'xenstore-benchmark'.C5:'xenstore-benchmark'.C5" chart:class="chart:bar">
            <chart:data-point chart:repeated="11"/>
          </chart:series>
          <chart:series chart:style-name="ch14" chart:values-cell-range-address="'xenstore-benchmark'.H6:'xenstore-benchmark'.H16" chart:label-cell-address="'xenstore-benchmark'.H5:'xenstore-benchmark'.H5" chart:class="chart:bar">
            <chart:data-point chart:repeated="11"/>
          </chart:series>
          <chart:series chart:style-name="ch15" chart:values-cell-range-address="'xenstore-benchmark'.M6:'xenstore-benchmark'.M16" chart:label-cell-address="'xenstore-benchmark'.M5:'xenstore-benchmark'.M5" chart:class="chart:bar">
            <chart:data-point chart:repeated="11"/>
          </chart:series>
          <chart:series chart:style-name="ch16" chart:values-cell-range-address="'xenstore-benchmark'.D6:'xenstore-benchmark'.D16" chart:label-cell-address="'xenstore-benchmark'.D5:'xenstore-benchmark'.D5" chart:class="chart:bar">
            <chart:data-point chart:repeated="11"/>
          </chart:series>
          <chart:series chart:style-name="ch17" chart:values-cell-range-address="'xenstore-benchmark'.I6:'xenstore-benchmark'.I16" chart:label-cell-address="'xenstore-benchmark'.I5:'xenstore-benchmark'.I5" chart:class="chart:bar">
            <chart:data-point chart:repeated="11"/>
          </chart:series>
          <chart:series chart:style-name="ch18" chart:values-cell-range-address="'xenstore-benchmark'.N6:'xenstore-benchmark'.N16" chart:label-cell-address="'xenstore-benchmark'.N5:'xenstore-benchmark'.N5" chart:class="chart:ba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read</text:p>
                <draw:g>
                  <svg:desc>'xenstore-benchmark'.B5:'xenstore-benchmark'.B5</svg:desc>
                </draw:g>
              </table:table-cell>
              <table:table-cell office:value-type="string">
                <text:p>M-read</text:p>
                <draw:g>
                  <svg:desc>'xenstore-benchmark'.G5:'xenstore-benchmark'.G5</svg:desc>
                </draw:g>
              </table:table-cell>
              <table:table-cell office:value-type="string">
                <text:p>O-read</text:p>
                <draw:g>
                  <svg:desc>'xenstore-benchmark'.L5:'xenstore-benchmark'.L5</svg:desc>
                </draw:g>
              </table:table-cell>
              <table:table-cell office:value-type="string">
                <text:p>C-write</text:p>
                <draw:g>
                  <svg:desc>'xenstore-benchmark'.C5:'xenstore-benchmark'.C5</svg:desc>
                </draw:g>
              </table:table-cell>
              <table:table-cell office:value-type="string">
                <text:p>M-write</text:p>
                <draw:g>
                  <svg:desc>'xenstore-benchmark'.H5:'xenstore-benchmark'.H5</svg:desc>
                </draw:g>
              </table:table-cell>
              <table:table-cell office:value-type="string">
                <text:p>O-write</text:p>
                <draw:g>
                  <svg:desc>'xenstore-benchmark'.M5:'xenstore-benchmark'.M5</svg:desc>
                </draw:g>
              </table:table-cell>
              <table:table-cell office:value-type="string">
                <text:p>C-get_domain_path</text:p>
                <draw:g>
                  <svg:desc>'xenstore-benchmark'.D5:'xenstore-benchmark'.D5</svg:desc>
                </draw:g>
              </table:table-cell>
              <table:table-cell office:value-type="string">
                <text:p>M-get_domain_path</text:p>
                <draw:g>
                  <svg:desc>'xenstore-benchmark'.I5:'xenstore-benchmark'.I5</svg:desc>
                </draw:g>
              </table:table-cell>
              <table:table-cell office:value-type="string">
                <text:p>O-get_domain_path</text:p>
                <draw:g>
                  <svg:desc>'xenstore-benchmark'.N5:'xenstore-benchmark'.N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benchmark'.A6:'xenstore-benchmark'.A16</svg:desc>
                </draw:g>
              </table:table-cell>
              <table:table-cell office:value-type="float" office:value="46675.4">
                <text:p>46675.4</text:p>
                <draw:g>
                  <svg:desc>'xenstore-benchmark'.B6:'xenstore-benchmark'.B16</svg:desc>
                </draw:g>
              </table:table-cell>
              <table:table-cell office:value-type="float" office:value="434869.2">
                <text:p>434869.2</text:p>
                <draw:g>
                  <svg:desc>'xenstore-benchmark'.G6:'xenstore-benchmark'.G16</svg:desc>
                </draw:g>
              </table:table-cell>
              <table:table-cell office:value-type="float" office:value="47599.7">
                <text:p>47599.7</text:p>
                <draw:g>
                  <svg:desc>'xenstore-benchmark'.L6:'xenstore-benchmark'.L16</svg:desc>
                </draw:g>
              </table:table-cell>
              <table:table-cell office:value-type="float" office:value="69832.2">
                <text:p>69832.2</text:p>
                <draw:g>
                  <svg:desc>'xenstore-benchmark'.C6:'xenstore-benchmark'.C16</svg:desc>
                </draw:g>
              </table:table-cell>
              <table:table-cell office:value-type="float" office:value="453650.1">
                <text:p>453650.1</text:p>
                <draw:g>
                  <svg:desc>'xenstore-benchmark'.H6:'xenstore-benchmark'.H16</svg:desc>
                </draw:g>
              </table:table-cell>
              <table:table-cell office:value-type="float" office:value="55758.1">
                <text:p>55758.1</text:p>
                <draw:g>
                  <svg:desc>'xenstore-benchmark'.M6:'xenstore-benchmark'.M16</svg:desc>
                </draw:g>
              </table:table-cell>
              <table:table-cell office:value-type="float" office:value="38763.1">
                <text:p>38763.1</text:p>
                <draw:g>
                  <svg:desc>'xenstore-benchmark'.D6:'xenstore-benchmark'.D16</svg:desc>
                </draw:g>
              </table:table-cell>
              <table:table-cell office:value-type="float" office:value="102415.6">
                <text:p>102415.6</text:p>
                <draw:g>
                  <svg:desc>'xenstore-benchmark'.I6:'xenstore-benchmark'.I16</svg:desc>
                </draw:g>
              </table:table-cell>
              <table:table-cell office:value-type="float" office:value="46899.1">
                <text:p>46899.1</text:p>
                <draw:g>
                  <svg:desc>'xenstore-benchmark'.N6:'xenstore-benchmark'.N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050.2">
                <text:p>47050.2</text:p>
              </table:table-cell>
              <table:table-cell office:value-type="float" office:value="440466.7">
                <text:p>440466.7</text:p>
              </table:table-cell>
              <table:table-cell office:value-type="float" office:value="50509.2">
                <text:p>50509.2</text:p>
              </table:table-cell>
              <table:table-cell office:value-type="float" office:value="63587.8">
                <text:p>63587.8</text:p>
              </table:table-cell>
              <table:table-cell office:value-type="float" office:value="455514.7">
                <text:p>455514.7</text:p>
              </table:table-cell>
              <table:table-cell office:value-type="float" office:value="59340.9">
                <text:p>59340.9</text:p>
              </table:table-cell>
              <table:table-cell office:value-type="float" office:value="40019.7">
                <text:p>40019.7</text:p>
              </table:table-cell>
              <table:table-cell office:value-type="float" office:value="104651.9">
                <text:p>104651.9</text:p>
              </table:table-cell>
              <table:table-cell office:value-type="float" office:value="48580">
                <text:p>4858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99">
                <text:p>49799</text:p>
              </table:table-cell>
              <table:table-cell office:value-type="float" office:value="449120.9">
                <text:p>449120.9</text:p>
              </table:table-cell>
              <table:table-cell office:value-type="float" office:value="47994.1">
                <text:p>47994.1</text:p>
              </table:table-cell>
              <table:table-cell office:value-type="float" office:value="67733.3">
                <text:p>67733.3</text:p>
              </table:table-cell>
              <table:table-cell office:value-type="float" office:value="461166.6">
                <text:p>461166.6</text:p>
              </table:table-cell>
              <table:table-cell office:value-type="float" office:value="58632">
                <text:p>58632</text:p>
              </table:table-cell>
              <table:table-cell office:value-type="float" office:value="41700.8">
                <text:p>41700.8</text:p>
              </table:table-cell>
              <table:table-cell office:value-type="float" office:value="102396.9">
                <text:p>102396.9</text:p>
              </table:table-cell>
              <table:table-cell office:value-type="float" office:value="48086">
                <text:p>480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240.2">
                <text:p>46240.2</text:p>
              </table:table-cell>
              <table:table-cell office:value-type="float" office:value="432332.6">
                <text:p>432332.6</text:p>
              </table:table-cell>
              <table:table-cell office:value-type="float" office:value="52150.7">
                <text:p>52150.7</text:p>
              </table:table-cell>
              <table:table-cell office:value-type="float" office:value="65002">
                <text:p>65002</text:p>
              </table:table-cell>
              <table:table-cell office:value-type="float" office:value="455201.2">
                <text:p>455201.2</text:p>
              </table:table-cell>
              <table:table-cell office:value-type="float" office:value="62516">
                <text:p>62516</text:p>
              </table:table-cell>
              <table:table-cell office:value-type="float" office:value="40318.9">
                <text:p>40318.9</text:p>
              </table:table-cell>
              <table:table-cell office:value-type="float" office:value="111271.8">
                <text:p>111271.8</text:p>
              </table:table-cell>
              <table:table-cell office:value-type="float" office:value="50487.5">
                <text:p>50487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044.4">
                <text:p>57044.4</text:p>
              </table:table-cell>
              <table:table-cell office:value-type="float" office:value="436438.2">
                <text:p>436438.2</text:p>
              </table:table-cell>
              <table:table-cell office:value-type="float" office:value="54577">
                <text:p>54577</text:p>
              </table:table-cell>
              <table:table-cell office:value-type="float" office:value="71824.9">
                <text:p>71824.9</text:p>
              </table:table-cell>
              <table:table-cell office:value-type="float" office:value="434917.2">
                <text:p>434917.2</text:p>
              </table:table-cell>
              <table:table-cell office:value-type="float" office:value="63379.8">
                <text:p>63379.8</text:p>
              </table:table-cell>
              <table:table-cell office:value-type="float" office:value="47955.3">
                <text:p>47955.3</text:p>
              </table:table-cell>
              <table:table-cell office:value-type="float" office:value="102731.6">
                <text:p>102731.6</text:p>
              </table:table-cell>
              <table:table-cell office:value-type="float" office:value="54061.9">
                <text:p>54061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385.6">
                <text:p>62385.6</text:p>
              </table:table-cell>
              <table:table-cell office:value-type="float" office:value="443843.6">
                <text:p>443843.6</text:p>
              </table:table-cell>
              <table:table-cell office:value-type="float" office:value="58403.7">
                <text:p>58403.7</text:p>
              </table:table-cell>
              <table:table-cell office:value-type="float" office:value="73783.8">
                <text:p>73783.8</text:p>
              </table:table-cell>
              <table:table-cell office:value-type="float" office:value="455528.4">
                <text:p>455528.4</text:p>
              </table:table-cell>
              <table:table-cell office:value-type="float" office:value="69127.6">
                <text:p>69127.6</text:p>
              </table:table-cell>
              <table:table-cell office:value-type="float" office:value="56472.9">
                <text:p>56472.9</text:p>
              </table:table-cell>
              <table:table-cell office:value-type="float" office:value="105612.1">
                <text:p>105612.1</text:p>
              </table:table-cell>
              <table:table-cell office:value-type="float" office:value="58217.9">
                <text:p>58217.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538.4">
                <text:p>73538.4</text:p>
              </table:table-cell>
              <table:table-cell office:value-type="float" office:value="432689.4">
                <text:p>432689.4</text:p>
              </table:table-cell>
              <table:table-cell office:value-type="float" office:value="53697.4">
                <text:p>53697.4</text:p>
              </table:table-cell>
              <table:table-cell office:value-type="float" office:value="89223.1">
                <text:p>89223.1</text:p>
              </table:table-cell>
              <table:table-cell office:value-type="float" office:value="464022.8">
                <text:p>464022.8</text:p>
              </table:table-cell>
              <table:table-cell office:value-type="float" office:value="64847.6">
                <text:p>64847.6</text:p>
              </table:table-cell>
              <table:table-cell office:value-type="float" office:value="63879.4">
                <text:p>63879.4</text:p>
              </table:table-cell>
              <table:table-cell office:value-type="float" office:value="105199.2">
                <text:p>105199.2</text:p>
              </table:table-cell>
              <table:table-cell office:value-type="float" office:value="55761.4">
                <text:p>55761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4499.3">
                <text:p>94499.3</text:p>
              </table:table-cell>
              <table:table-cell office:value-type="float" office:value="436357.5">
                <text:p>436357.5</text:p>
              </table:table-cell>
              <table:table-cell office:value-type="float" office:value="79690.8">
                <text:p>79690.8</text:p>
              </table:table-cell>
              <table:table-cell office:value-type="float" office:value="98932">
                <text:p>98932</text:p>
              </table:table-cell>
              <table:table-cell office:value-type="float" office:value="464362.4">
                <text:p>464362.4</text:p>
              </table:table-cell>
              <table:table-cell office:value-type="float" office:value="88747.3">
                <text:p>88747.3</text:p>
              </table:table-cell>
              <table:table-cell office:value-type="float" office:value="86789.6">
                <text:p>86789.6</text:p>
              </table:table-cell>
              <table:table-cell office:value-type="float" office:value="108932.8">
                <text:p>108932.8</text:p>
              </table:table-cell>
              <table:table-cell office:value-type="float" office:value="80502.1">
                <text:p>80502.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7003.6">
                <text:p>127003.6</text:p>
              </table:table-cell>
              <table:table-cell office:value-type="float" office:value="463004.4">
                <text:p>463004.4</text:p>
              </table:table-cell>
              <table:table-cell office:value-type="float" office:value="131381.9">
                <text:p>131381.9</text:p>
              </table:table-cell>
              <table:table-cell office:value-type="float" office:value="140922.5">
                <text:p>140922.5</text:p>
              </table:table-cell>
              <table:table-cell office:value-type="float" office:value="476219.3">
                <text:p>476219.3</text:p>
              </table:table-cell>
              <table:table-cell office:value-type="float" office:value="141944.5">
                <text:p>141944.5</text:p>
              </table:table-cell>
              <table:table-cell office:value-type="float" office:value="120831">
                <text:p>120831</text:p>
              </table:table-cell>
              <table:table-cell office:value-type="float" office:value="113707.6">
                <text:p>113707.6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14476.2">
                <text:p>214476.2</text:p>
              </table:table-cell>
              <table:table-cell office:value-type="float" office:value="486490.2">
                <text:p>486490.2</text:p>
              </table:table-cell>
              <table:table-cell office:value-type="float" office:value="361823.9">
                <text:p>361823.9</text:p>
              </table:table-cell>
              <table:table-cell office:value-type="float" office:value="228035.9">
                <text:p>228035.9</text:p>
              </table:table-cell>
              <table:table-cell office:value-type="float" office:value="474329.4">
                <text:p>474329.4</text:p>
              </table:table-cell>
              <table:table-cell office:value-type="float" office:value="371028.9">
                <text:p>371028.9</text:p>
              </table:table-cell>
              <table:table-cell office:value-type="float" office:value="205946.6">
                <text:p>205946.6</text:p>
              </table:table-cell>
              <table:table-cell office:value-type="float" office:value="127046.4">
                <text:p>127046.4</text:p>
              </table:table-cell>
              <table:table-cell office:value-type="float" office:value="359537.2">
                <text:p>359537.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78793">
                <text:p>378793</text:p>
              </table:table-cell>
              <table:table-cell office:value-type="float" office:value="509887.8">
                <text:p>509887.8</text:p>
              </table:table-cell>
              <table:table-cell office:value-type="float" office:value="795056.8">
                <text:p>795056.8</text:p>
              </table:table-cell>
              <table:table-cell office:value-type="float" office:value="398978.2">
                <text:p>398978.2</text:p>
              </table:table-cell>
              <table:table-cell office:value-type="float" office:value="503429.9">
                <text:p>503429.9</text:p>
              </table:table-cell>
              <table:table-cell office:value-type="float" office:value="809063.3">
                <text:p>809063.3</text:p>
              </table:table-cell>
              <table:table-cell office:value-type="float" office:value="369307.9">
                <text:p>369307.9</text:p>
              </table:table-cell>
              <table:table-cell office:value-type="float" office:value="154999.8">
                <text:p>154999.8</text:p>
              </table:table-cell>
              <table:table-cell office:value-type="float" office:value="797099.5">
                <text:p>797099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C.O44:C.Y50" chart:data-source-has-labels="both" svg:x="1.331cm" svg:y="1.275cm" svg:width="10.419cm" svg:height="6.564cm">
          <chartooo:coordinate-region svg:x="2.05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C.P44:C.Y45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C.P50:C.Y50" chart:label-cell-address="C.O50:C.O50" chart:class="chart:bar">
            <chart:data-point chart:repeated="10"/>
          </chart:series>
          <chart:series chart:style-name="ch11" chart:values-cell-range-address="C.P48:C.Y48" chart:label-cell-address="C.O48:C.O48" chart:class="chart:bar">
            <chart:data-point chart:repeated="10"/>
          </chart:series>
          <chart:series chart:style-name="ch12" chart:values-cell-range-address="C.P46:C.Y46" chart:label-cell-address="C.O46:C.O46" chart:class="chart:bar">
            <chart:data-point chart:repeated="10"/>
          </chart:series>
          <chart:series chart:style-name="ch13" chart:values-cell-range-address="C.P47:C.Y47" chart:label-cell-address="C.O47:C.O47" chart:class="chart:bar">
            <chart:data-point chart:repeated="10"/>
          </chart:series>
          <chart:series chart:style-name="ch14" chart:values-cell-range-address="C.P49:C.Y49" chart:label-cell-address="C.O49:C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44:C.Y45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C.O50:C.O50</svg:desc>
                </draw:g>
              </table:table-cell>
              <table:table-cell office:value-type="float" office:value="15.68622396377">
                <text:p>15.68622396377</text:p>
                <draw:g>
                  <svg:desc>C.P50:C.Y50</svg:desc>
                </draw:g>
              </table:table-cell>
              <table:table-cell office:value-type="float" office:value="13.17200507978">
                <text:p>13.17200507978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10.63624785423">
                <text:p>10.63624785423</text:p>
              </table:table-cell>
              <table:table-cell office:value-type="float" office:value="9.31411414535999">
                <text:p>9.31411414535999</text:p>
              </table:table-cell>
              <table:table-cell office:value-type="float" office:value="6.36732931496999">
                <text:p>6.36732931496999</text:p>
              </table:table-cell>
              <table:table-cell office:value-type="float" office:value="3.77241750279001">
                <text:p>3.77241750279001</text:p>
              </table:table-cell>
              <table:table-cell office:value-type="float" office:value="2.13082736173999">
                <text:p>2.13082736173999</text:p>
              </table:table-cell>
            </table:table-row>
            <table:table-row>
              <table:table-cell office:value-type="string">
                <text:p>xs_set_permission</text:p>
                <draw:g>
                  <svg:desc>C.O48:C.O48</svg:desc>
                </draw:g>
              </table:table-cell>
              <table:table-cell office:value-type="float" office:value="9.03279026603">
                <text:p>9.03279026603</text:p>
                <draw:g>
                  <svg:desc>C.P48:C.Y48</svg:desc>
                </draw:g>
              </table:table-cell>
              <table:table-cell office:value-type="float" office:value="8.78604016744">
                <text:p>8.78604016744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1.37972209502">
                <text:p>1.37972209502</text:p>
              </table:table-cell>
            </table:table-row>
            <table:table-row>
              <table:table-cell office:value-type="string">
                <text:p>xs_read</text:p>
                <draw:g>
                  <svg:desc>C.O46:C.O46</svg:desc>
                </draw:g>
              </table:table-cell>
              <table:table-cell office:value-type="float" office:value="21.2208702825">
                <text:p>21.2208702825</text:p>
                <draw:g>
                  <svg:desc>C.P46:C.Y46</svg:desc>
                </draw:g>
              </table:table-cell>
              <table:table-cell office:value-type="float" office:value="27.2964583039">
                <text:p>27.2964583039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61.5720298771">
                <text:p>61.5720298771</text:p>
              </table:table-cell>
            </table:table-row>
            <table:table-row>
              <table:table-cell office:value-type="string">
                <text:p>xs_write</text:p>
                <draw:g>
                  <svg:desc>C.O47:C.O47</svg:desc>
                </draw:g>
              </table:table-cell>
              <table:table-cell office:value-type="float" office:value="51.1136316766">
                <text:p>51.1136316766</text:p>
                <draw:g>
                  <svg:desc>C.P47:C.Y47</svg:desc>
                </draw:g>
              </table:table-cell>
              <table:table-cell office:value-type="float" office:value="47.2273176238">
                <text:p>47.2273176238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5.24249583264">
                <text:p>5.24249583264</text:p>
              </table:table-cell>
            </table:table-row>
            <table:table-row>
              <table:table-cell office:value-type="string">
                <text:p>xs_get_domain_path</text:p>
                <draw:g>
                  <svg:desc>C.O49:C.O49</svg:desc>
                </draw:g>
              </table:table-cell>
              <table:table-cell office:value-type="float" office:value="2.9464838111">
                <text:p>2.9464838111</text:p>
                <draw:g>
                  <svg:desc>C.P49:C.Y49</svg:desc>
                </draw:g>
              </table:table-cell>
              <table:table-cell office:value-type="float" office:value="3.51817882508">
                <text:p>3.51817882508</text:p>
              </table:table-cell>
              <table:table-cell office:value-type="float" office:value="3.41404258818">
                <text:p>3.41404258818</text:p>
              </table:table-cell>
              <table:table-cell office:value-type="float" office:value="4.80633196956">
                <text:p>4.80633196956</text:p>
              </table:table-cell>
              <table:table-cell office:value-type="float" office:value="6.65119015439">
                <text:p>6.65119015439</text:p>
              </table:table-cell>
              <table:table-cell office:value-type="float" office:value="10.2342322388">
                <text:p>10.2342322388</text:p>
              </table:table-cell>
              <table:table-cell office:value-type="float" office:value="15.6504672654">
                <text:p>15.6504672654</text:p>
              </table:table-cell>
              <table:table-cell office:value-type="float" office:value="21.9902277786">
                <text:p>21.9902277786</text:p>
              </table:table-cell>
              <table:table-cell office:value-type="float" office:value="26.5974371135">
                <text:p>26.5974371135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 5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C.O53:C.Y60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C.P53:C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C.P59:C.Y59" chart:label-cell-address="C.O59:C.O59" chart:class="chart:bar">
            <chart:data-point chart:repeated="10"/>
          </chart:series>
          <chart:series chart:style-name="ch11" chart:values-cell-range-address="C.P57:C.Y57" chart:label-cell-address="C.O57:C.O57" chart:class="chart:bar">
            <chart:data-point chart:repeated="10"/>
          </chart:series>
          <chart:series chart:style-name="ch12" chart:values-cell-range-address="C.P55:C.Y55" chart:label-cell-address="C.O55:C.O55" chart:class="chart:bar">
            <chart:data-point chart:repeated="10"/>
          </chart:series>
          <chart:series chart:style-name="ch13" chart:values-cell-range-address="C.P56:C.Y56" chart:label-cell-address="C.O56:C.O56" chart:class="chart:bar">
            <chart:data-point chart:repeated="10"/>
          </chart:series>
          <chart:series chart:style-name="ch14" chart:values-cell-range-address="C.P58:C.Y58" chart:label-cell-address="C.O58:C.O58" chart:class="chart:bar">
            <chart:data-point chart:repeated="10"/>
          </chart:series>
          <chart:series chart:style-name="ch15" chart:values-cell-range-address="C.P60:C.Y60" chart:label-cell-address="C.O60:C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53:C.Y54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C.O59:C.O59</svg:desc>
                </draw:g>
              </table:table-cell>
              <table:table-cell office:value-type="float" office:value="6085">
                <text:p>6085</text:p>
                <draw:g>
                  <svg:desc>C.P59:C.Y59</svg:desc>
                </draw:g>
              </table:table-cell>
              <table:table-cell office:value-type="float" office:value="5601">
                <text:p>5601</text:p>
              </table:table-cell>
              <table:table-cell office:value-type="float" office:value="6193">
                <text:p>6193</text:p>
              </table:table-cell>
              <table:table-cell office:value-type="float" office:value="6768">
                <text:p>6768</text:p>
              </table:table-cell>
              <table:table-cell office:value-type="float" office:value="10525">
                <text:p>10525</text:p>
              </table:table-cell>
              <table:table-cell office:value-type="float" office:value="9604">
                <text:p>9604</text:p>
              </table:table-cell>
              <table:table-cell office:value-type="float" office:value="14332">
                <text:p>14332</text:p>
              </table:table-cell>
              <table:table-cell office:value-type="float" office:value="25659">
                <text:p>25659</text:p>
              </table:table-cell>
              <table:table-cell office:value-type="float" office:value="46216">
                <text:p>46216</text:p>
              </table:table-cell>
              <table:table-cell office:value-type="float" office:value="91295">
                <text:p>91295</text:p>
              </table:table-cell>
            </table:table-row>
            <table:table-row>
              <table:table-cell office:value-type="string">
                <text:p>xs_set_permission</text:p>
                <draw:g>
                  <svg:desc>C.O57:C.O57</svg:desc>
                </draw:g>
              </table:table-cell>
              <table:table-cell office:value-type="float" office:value="3504">
                <text:p>3504</text:p>
                <draw:g>
                  <svg:desc>C.P57:C.Y57</svg:desc>
                </draw:g>
              </table:table-cell>
              <table:table-cell office:value-type="float" office:value="3736">
                <text:p>3736</text:p>
              </table:table-cell>
              <table:table-cell office:value-type="float" office:value="4083">
                <text:p>4083</text:p>
              </table:table-cell>
              <table:table-cell office:value-type="float" office:value="4406">
                <text:p>4406</text:p>
              </table:table-cell>
              <table:table-cell office:value-type="float" office:value="4873">
                <text:p>4873</text:p>
              </table:table-cell>
              <table:table-cell office:value-type="float" office:value="6830">
                <text:p>6830</text:p>
              </table:table-cell>
              <table:table-cell office:value-type="float" office:value="8766">
                <text:p>8766</text:p>
              </table:table-cell>
              <table:table-cell office:value-type="float" office:value="16045">
                <text:p>16045</text:p>
              </table:table-cell>
              <table:table-cell office:value-type="float" office:value="30326">
                <text:p>30326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xs_read</text:p>
                <draw:g>
                  <svg:desc>C.O55:C.O55</svg:desc>
                </draw:g>
              </table:table-cell>
              <table:table-cell office:value-type="float" office:value="8232">
                <text:p>8232</text:p>
                <draw:g>
                  <svg:desc>C.P55:C.Y55</svg:desc>
                </draw:g>
              </table:table-cell>
              <table:table-cell office:value-type="float" office:value="11607">
                <text:p>11607</text:p>
              </table:table-cell>
              <table:table-cell office:value-type="float" office:value="14848">
                <text:p>14848</text:p>
              </table:table-cell>
              <table:table-cell office:value-type="float" office:value="14898">
                <text:p>14898</text:p>
              </table:table-cell>
              <table:table-cell office:value-type="float" office:value="18711">
                <text:p>18711</text:p>
              </table:table-cell>
              <table:table-cell office:value-type="float" office:value="33122">
                <text:p>33122</text:p>
              </table:table-cell>
              <table:table-cell office:value-type="float" office:value="65985">
                <text:p>65985</text:p>
              </table:table-cell>
              <table:table-cell office:value-type="float" office:value="201761">
                <text:p>201761</text:p>
              </table:table-cell>
              <table:table-cell office:value-type="float" office:value="706068">
                <text:p>706068</text:p>
              </table:table-cell>
              <table:table-cell office:value-type="float" office:value="2638045">
                <text:p>2638045</text:p>
              </table:table-cell>
            </table:table-row>
            <table:table-row>
              <table:table-cell office:value-type="string">
                <text:p>xs_write</text:p>
                <draw:g>
                  <svg:desc>C.O56:C.O56</svg:desc>
                </draw:g>
              </table:table-cell>
              <table:table-cell office:value-type="float" office:value="19828">
                <text:p>19828</text:p>
                <draw:g>
                  <svg:desc>C.P56:C.Y56</svg:desc>
                </draw:g>
              </table:table-cell>
              <table:table-cell office:value-type="float" office:value="20082">
                <text:p>20082</text:p>
              </table:table-cell>
              <table:table-cell office:value-type="float" office:value="21867">
                <text:p>21867</text:p>
              </table:table-cell>
              <table:table-cell office:value-type="float" office:value="23720">
                <text:p>23720</text:p>
              </table:table-cell>
              <table:table-cell office:value-type="float" office:value="24599">
                <text:p>24599</text:p>
              </table:table-cell>
              <table:table-cell office:value-type="float" office:value="31498">
                <text:p>31498</text:p>
              </table:table-cell>
              <table:table-cell office:value-type="float" office:value="40709">
                <text:p>40709</text:p>
              </table:table-cell>
              <table:table-cell office:value-type="float" office:value="70898">
                <text:p>70898</text:p>
              </table:table-cell>
              <table:table-cell office:value-type="float" office:value="116647">
                <text:p>116647</text:p>
              </table:table-cell>
              <table:table-cell office:value-type="float" office:value="224614">
                <text:p>224614</text:p>
              </table:table-cell>
            </table:table-row>
            <table:table-row>
              <table:table-cell office:value-type="string">
                <text:p>xs_get_domain_path</text:p>
                <draw:g>
                  <svg:desc>C.O58:C.O58</svg:desc>
                </draw:g>
              </table:table-cell>
              <table:table-cell office:value-type="float" office:value="1143">
                <text:p>1143</text:p>
                <draw:g>
                  <svg:desc>C.P58:C.Y58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1661">
                <text:p>1661</text:p>
              </table:table-cell>
              <table:table-cell office:value-type="float" office:value="2514">
                <text:p>2514</text:p>
              </table:table-cell>
              <table:table-cell office:value-type="float" office:value="4183">
                <text:p>4183</text:p>
              </table:table-cell>
              <table:table-cell office:value-type="float" office:value="9241">
                <text:p>9241</text:p>
              </table:table-cell>
              <table:table-cell office:value-type="float" office:value="24082">
                <text:p>24082</text:p>
              </table:table-cell>
              <table:table-cell office:value-type="float" office:value="88616">
                <text:p>88616</text:p>
              </table:table-cell>
              <table:table-cell office:value-type="float" office:value="325846">
                <text:p>325846</text:p>
              </table:table-cell>
              <table:table-cell office:value-type="float" office:value="1271418">
                <text:p>1271418</text:p>
              </table:table-cell>
            </table:table-row>
            <table:table-row>
              <table:table-cell office:value-type="string">
                <text:p>rest of the boot process</text:p>
                <draw:g>
                  <svg:desc>C.O60:C.O60</svg:desc>
                </draw:g>
              </table:table-cell>
              <table:table-cell office:value-type="float" office:value="190097">
                <text:p>190097</text:p>
                <draw:g>
                  <svg:desc>C.P60:C.Y60</svg:desc>
                </draw:g>
              </table:table-cell>
              <table:table-cell office:value-type="float" office:value="140037">
                <text:p>140037</text:p>
              </table:table-cell>
              <table:table-cell office:value-type="float" office:value="137747">
                <text:p>137747</text:p>
              </table:table-cell>
              <table:table-cell office:value-type="float" office:value="141851">
                <text:p>141851</text:p>
              </table:table-cell>
              <table:table-cell office:value-type="float" office:value="141851">
                <text:p>141851</text:p>
              </table:table-cell>
              <table:table-cell office:value-type="float" office:value="140875">
                <text:p>140875</text:p>
              </table:table-cell>
              <table:table-cell office:value-type="float" office:value="142905">
                <text:p>142905</text:p>
              </table:table-cell>
              <table:table-cell office:value-type="float" office:value="144024">
                <text:p>144024</text:p>
              </table:table-cell>
              <table:table-cell office:value-type="float" office:value="152478">
                <text:p>15247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chart:legend-position="end" svg:x="11.481cm" svg:y="3.703cm" style:legend-expansion="high" chart:style-name="ch3"/>
        <chart:plot-area chart:style-name="ch4" table:cell-range-address="C.P68:C.Y68 C.O70:C.Y72" chart:data-source-has-labels="column" svg:x="1.331cm" svg:y="1.275cm" svg:width="9.83cm" svg:height="6.564cm">
          <chartooo:coordinate-region svg:x="2.138cm" svg:y="1.474cm" svg:width="8.558cm" svg:height="5.718cm"/>
          <chart:axis chart:dimension="x" chart:name="primary-x" chart:style-name="ch5">
            <chart:title svg:x="2.987cm" svg:y="8.019cm" chart:style-name="ch6">
              <text:p>Number of currently running IDLE unikernels</text:p>
            </chart:title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C.P70:C.Y70" chart:label-cell-address="C.O70:C.O70" chart:class="chart:scatter">
            <chart:domain table:cell-range-address="C.P68:C.Y68"/>
            <chart:data-point chart:repeated="10"/>
          </chart:series>
          <chart:series chart:style-name="ch11" chart:values-cell-range-address="C.P71:C.Y71" chart:label-cell-address="C.O71:C.O71" chart:class="chart:scatter">
            <chart:data-point chart:repeated="10"/>
          </chart:series>
          <chart:series chart:style-name="ch12" chart:values-cell-range-address="C.P72:C.Y72" chart:label-cell-address="C.O72:C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68:C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0:C.O70</svg:desc>
                </draw:g>
              </table:table-cell>
              <table:table-cell office:value-type="float" office:value="45">
                <text:p>45</text:p>
                <draw:g>
                  <svg:desc>C.P70:C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C.O71:C.O71</svg:desc>
                </draw:g>
              </table:table-cell>
              <table:table-cell office:value-type="float" office:value="53">
                <text:p>53</text:p>
                <draw:g>
                  <svg:desc>C.P71:C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C.O72:C.O72</svg:desc>
                </draw:g>
              </table:table-cell>
              <table:table-cell office:value-type="float" office:value="9">
                <text:p>9</text:p>
                <draw:g>
                  <svg:desc>C.P72:C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C.P84:C.Y84" chart:error-lower-range="C.P84:C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.P84:C.Y84" chart:error-lower-range="C.P84:C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.P85:C.Y85" chart:error-lower-range="C.P85:C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C.P85:C.Y85" chart:error-lower-range="C.P85:C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.P86:C.Y86" chart:error-lower-range="C.P86:C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.P86:C.Y86" chart:error-lower-range="C.P86:C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3.67cm" svg:y="0.316cm" chart:style-name="ch2">
          <text:p>Xenstore - average function execution time</text:p>
        </chart:title>
        <chart:legend chart:legend-position="end" svg:x="11.481cm" svg:y="3.703cm" style:legend-expansion="high" chart:style-name="ch3"/>
        <chart:plot-area chart:style-name="ch4" table:cell-range-address="C.P75:C.Y75 C.O77:C.Y79" chart:data-source-has-labels="both" svg:x="1.331cm" svg:y="1.275cm" svg:width="9.83cm" svg:height="6.564cm">
          <chartooo:coordinate-region svg:x="2.323cm" svg:y="1.474cm" svg:width="8.558cm" svg:height="5.718cm"/>
          <chart:axis chart:dimension="x" chart:name="primary-x" chart:style-name="ch5" chartooo:axis-type="auto">
            <chart:title svg:x="2.987cm" svg:y="8.019cm" chart:style-name="ch6">
              <text:p>Number of currently running IDLE unikernels</text:p>
            </chart:title>
            <chart:categories table:cell-range-address="C.P75:C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C.P77:C.Y77" chart:label-cell-address="C.O77:C.O77" chart:class="chart:scatter">
            <chart:domain table:cell-range-address="C.P75:C.Y75"/>
            <chart:error-indicator chart:style-name="ch11" chart:dimension="y"/>
            <chart:data-point chart:repeated="10"/>
          </chart:series>
          <chart:series chart:style-name="ch12" chart:values-cell-range-address="C.P78:C.Y78" chart:label-cell-address="C.O78:C.O78" chart:class="chart:scatter">
            <chart:error-indicator chart:style-name="ch13" chart:dimension="y"/>
            <chart:data-point chart:repeated="10"/>
          </chart:series>
          <chart:series chart:style-name="ch14" chart:values-cell-range-address="C.P79:C.Y79" chart:label-cell-address="C.O79:C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7:C.O77</svg:desc>
                </draw:g>
              </table:table-cell>
              <table:table-cell office:value-type="float" office:value="182.933333333">
                <text:p>182.933333333</text:p>
                <draw:g>
                  <svg:desc>C.P77:C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C.O78:C.O78</svg:desc>
                </draw:g>
              </table:table-cell>
              <table:table-cell office:value-type="float" office:value="374.113207547">
                <text:p>374.113207547</text:p>
                <draw:g>
                  <svg:desc>C.P78:C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C.O79:C.O79</svg:desc>
                </draw:g>
              </table:table-cell>
              <table:table-cell office:value-type="float" office:value="127">
                <text:p>127</text:p>
                <draw:g>
                  <svg:desc>C.P79:C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73cm" svg:y="0.316cm" chart:style-name="ch2">
          <text:p>Ocaml performance difference over C xenstore</text:p>
        </chart:title>
        <chart:subtitle svg:x="5.496cm" svg:y="1.275cm" chart:style-name="ch3">
          <text:p>1 = C xenstore performance</text:p>
        </chart:subtitle>
        <chart:plot-area chart:style-name="ch4" table:cell-range-address="'xenstore-c-vs-ocaml'.A44:'xenstore-c-vs-ocaml'.A53 'xenstore-c-vs-ocaml'.G44:'xenstore-c-vs-ocaml'.G53" chart:data-source-has-labels="column" svg:x="1.331cm" svg:y="2.138cm" svg:width="14.349cm" svg:height="5.701cm">
          <chartooo:coordinate-region svg:x="2.164cm" svg:y="2.337cm" svg:width="13.516cm" svg:height="4.855cm"/>
          <chart:axis chart:dimension="x" chart:name="primary-x" chart:style-name="ch5" chartooo:axis-type="auto">
            <chartooo:date-scale/>
            <chart:title svg:x="5.246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7">
            <chart:title svg:x="0.451cm" svg:y="7.876cm" chart:style-name="ch8">
              <text:p>Ocaml vs C xenstore xl create time ratio</text:p>
            </chart:title>
            <chart:grid chart:style-name="ch9" chart:class="major"/>
          </chart:axis>
          <chart:series chart:style-name="ch10" chart:values-cell-range-address="'xenstore-c-vs-ocaml'.G44:'xenstore-c-vs-ocaml'.G5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-0.159197808445754">
                <text:p>-0.159197808445754</text:p>
                <draw:g>
                  <svg:desc>'xenstore-c-vs-ocaml'.G44:'xenstore-c-vs-ocaml'.G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718141580119767">
                <text:p>-0.07181415801197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895621914522826">
                <text:p>-0.08956219145228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60699340668313">
                <text:p>-0.160699340668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2201407473486">
                <text:p>-0.122014074734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16357392854784">
                <text:p>-0.1163573928547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45282424163379">
                <text:p>-0.1452824241633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09888354709387">
                <text:p>0.1098883547093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9593527241539">
                <text:p>0.599593527241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11006844478244">
                <text:p>0.511006844478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C vs Ocaml xenstore performance</text:p>
        </chart:title>
        <chart:legend chart:legend-position="end" svg:x="13.73cm" svg:y="3.952cm" style:legend-expansion="high" chart:style-name="ch3"/>
        <chart:plot-area chart:style-name="ch4" table:cell-range-address="'xenstore-c-vs-ocaml'.A44:'xenstore-c-vs-ocaml'.B53 'xenstore-c-vs-ocaml'.B42:'xenstore-c-vs-ocaml'.B42 'xenstore-c-vs-ocaml'.D42:'xenstore-c-vs-ocaml'.D42 'xenstore-c-vs-ocaml'.D44:'xenstore-c-vs-ocaml'.D53" chart:data-source-has-labels="both" svg:x="1.331cm" svg:y="1.275cm" svg:width="12.079cm" svg:height="6.564cm">
          <chartooo:coordinate-region svg:x="1.767cm" svg:y="1.474cm" svg:width="11.364cm" svg:height="5.718cm"/>
          <chart:axis chart:dimension="x" chart:name="primary-x" chart:style-name="ch5" chartooo:axis-type="auto">
            <chartooo:date-scale/>
            <chart:title svg:x="4.111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5">
            <chart:title svg:x="0.451cm" svg:y="5.792cm" chart:style-name="ch7">
              <text:p>xl create time (s)</text:p>
            </chart:title>
            <chart:grid chart:style-name="ch8" chart:class="major"/>
          </chart:axis>
          <chart:series chart:style-name="ch9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series chart:style-name="ch10" chart:values-cell-range-address="'xenstore-c-vs-ocaml'.D44:'xenstore-c-vs-ocaml'.D53" chart:label-cell-address="'xenstore-c-vs-ocaml'.D42:'xenstore-c-vs-ocaml'.D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  <table:table-cell office:value-type="string">
                <text:p>ocaml</text:p>
                <draw:g>
                  <svg:desc>'xenstore-c-vs-ocaml'.D42:'xenstore-c-vs-ocaml'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  <table:table-cell office:value-type="float" office:value="0.195204">
                <text:p>0.195204</text:p>
                <draw:g>
                  <svg:desc>'xenstore-c-vs-ocaml'.D44:'xenstore-c-vs-ocaml'.D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  <table:table-cell office:value-type="float" office:value="0.160423">
                <text:p>0.160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  <table:table-cell office:value-type="float" office:value="0.162474">
                <text:p>0.162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  <table:table-cell office:value-type="float" office:value="0.164466">
                <text:p>0.1644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  <table:table-cell office:value-type="float" office:value="0.168302">
                <text:p>0.168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  <table:table-cell office:value-type="float" office:value="0.187334">
                <text:p>0.1873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  <table:table-cell office:value-type="float" office:value="0.23592">
                <text:p>0.235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  <table:table-cell office:value-type="float" office:value="0.555912">
                <text:p>0.55591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  <table:table-cell office:value-type="float" office:value="1.973161">
                <text:p>1.9731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  <table:table-cell office:value-type="float" office:value="6.008283">
                <text:p>6.0082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Xenstore performance</text:p>
        </chart:title>
        <chart:plot-area chart:style-name="ch3" table:cell-range-address="'xenstore-c-vs-ocaml'.A44:'xenstore-c-vs-ocaml'.B53 'xenstore-c-vs-ocaml'.B42:'xenstore-c-vs-ocaml'.B42" chart:data-source-has-labels="both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ooo:date-scale/>
            <chart:title svg:x="5.246cm" svg:y="8.019cm" chart:style-name="ch5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4">
            <chart:title svg:x="0.451cm" svg:y="5.792cm" chart:style-name="ch6">
              <text:p>xl create time (s)</text:p>
            </chart:title>
            <chart:grid chart:style-name="ch7" chart:class="major"/>
          </chart:axis>
          <chart:series chart:style-name="ch8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XL daemon impact on boot time</text:p>
        </chart:title>
        <chart:legend chart:legend-position="end" svg:x="12.248cm" svg:y="3.952cm" style:legend-expansion="high" chart:style-name="ch3"/>
        <chart:plot-area chart:style-name="ch4" table:cell-range-address="'no-daemon'.A23:'no-daemon'.B32 'no-daemon'.A1:'no-daemon'.A1 'no-daemon'.F1:'no-daemon'.F1 'no-daemon'.G23:'no-daemon'.G32" chart:data-source-has-labels="both" svg:x="1.331cm" svg:y="1.275cm" svg:width="10.597cm" svg:height="6.564cm">
          <chartooo:coordinate-region svg:x="2.878cm" svg:y="1.474cm" svg:width="8.77cm" svg:height="5.718cm"/>
          <chart:axis chart:dimension="x" chart:name="primary-x" chart:style-name="ch5" chartooo:axis-type="auto">
            <chart:title svg:x="4.032cm" svg:y="8.019cm" chart:style-name="ch6">
              <text:p>Number of IDLE unikernels running</text:p>
            </chart:title>
            <chart:categories table:cell-range-address="'no-daemon'.A23:'no-daemon'.A32"/>
          </chart:axis>
          <chart:axis chart:dimension="y" chart:name="primary-y" chart:style-name="ch5">
            <chart:title svg:x="0.451cm" svg:y="6.612cm" chart:style-name="ch7">
              <text:p>1 unikernel boot time (usec)</text:p>
            </chart:title>
            <chart:grid chart:style-name="ch8" chart:class="major"/>
          </chart:axis>
          <chart:series chart:style-name="ch9" chart:values-cell-range-address="'no-daemon'.B23:'no-daemon'.B32" chart:label-cell-address="'no-daemon'.A1:'no-daemon'.A1" chart:class="chart:scatter">
            <chart:domain table:cell-range-address="'no-daemon'.A23:'no-daemon'.A32"/>
            <chart:data-point chart:repeated="10"/>
          </chart:series>
          <chart:series chart:style-name="ch10" chart:values-cell-range-address="'no-daemon'.G23:'no-daemon'.G32" chart:label-cell-address="'no-daemon'.F1:'no-daemon'.F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 daemon</text:p>
                <draw:g>
                  <svg:desc>'no-daemon'.A1:'no-daemon'.A1</svg:desc>
                </draw:g>
              </table:table-cell>
              <table:table-cell office:value-type="string">
                <text:p>without daemon</text:p>
                <draw:g>
                  <svg:desc>'no-daemon'.F1:'no-daemon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no-daemon'.A23:'no-daemon'.A32</svg:desc>
                </draw:g>
              </table:table-cell>
              <table:table-cell office:value-type="float" office:value="0">
                <text:p>0</text:p>
                <draw:g>
                  <svg:desc>'no-daemon'.A23:'no-daemon'.A32</svg:desc>
                </draw:g>
              </table:table-cell>
              <table:table-cell office:value-type="float" office:value="92805">
                <text:p>92805</text:p>
                <draw:g>
                  <svg:desc>'no-daemon'.B23:'no-daemon'.B32</svg:desc>
                </draw:g>
              </table:table-cell>
              <table:table-cell office:value-type="float" office:value="118527">
                <text:p>118527</text:p>
                <draw:g>
                  <svg:desc>'no-daemon'.G23:'no-daemon'.G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4789">
                <text:p>94789</text:p>
              </table:table-cell>
              <table:table-cell office:value-type="float" office:value="119404">
                <text:p>1194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6888">
                <text:p>96888</text:p>
              </table:table-cell>
              <table:table-cell office:value-type="float" office:value="118950">
                <text:p>1189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207">
                <text:p>101207</text:p>
              </table:table-cell>
              <table:table-cell office:value-type="float" office:value="118331">
                <text:p>1183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9497">
                <text:p>109497</text:p>
              </table:table-cell>
              <table:table-cell office:value-type="float" office:value="120441">
                <text:p>1204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1008">
                <text:p>131008</text:p>
              </table:table-cell>
              <table:table-cell office:value-type="float" office:value="135575">
                <text:p>1355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93979">
                <text:p>193979</text:p>
              </table:table-cell>
              <table:table-cell office:value-type="float" office:value="152625">
                <text:p>152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13020">
                <text:p>413020</text:p>
              </table:table-cell>
              <table:table-cell office:value-type="float" office:value="229396">
                <text:p>2293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41935">
                <text:p>1141935</text:p>
              </table:table-cell>
              <table:table-cell office:value-type="float" office:value="459622">
                <text:p>4596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739609">
                <text:p>3739609</text:p>
              </table:table-cell>
              <table:table-cell office:value-type="float" office:value="1229612">
                <text:p>12296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